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fo:language="rue" fo:country="UA" officeooo:rsid="000d309d" officeooo:paragraph-rsid="000d309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e" fo:country="UA" officeooo:rsid="000da2a1" officeooo:paragraph-rsid="000da2a1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rue" fo:country="UA" style:text-underline-style="none" officeooo:rsid="000d309d" officeooo:paragraph-rsid="000d309d" style:font-size-asian="14pt" style:font-size-complex="14pt"/>
    </style:style>
    <style:style style:name="P4" style:family="paragraph" style:parent-style-name="Standard"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language="rue" fo:country="UA" officeooo:rsid="000d309d" officeooo:paragraph-rsid="000d309d"/>
    </style:style>
    <style:style style:name="P8" style:family="paragraph" style:parent-style-name="Standard">
      <style:text-properties style:font-name="Times New Roman" fo:language="rue" fo:country="UA" officeooo:rsid="000d309d" officeooo:paragraph-rsid="000d309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0cm" style:auto-text-indent="false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4pt" fo:language="rue" fo:country="UA" officeooo:rsid="000d309d" officeooo:paragraph-rsid="000da2a1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14pt" fo:language="rue" fo:country="UA" officeooo:rsid="000d309d" officeooo:paragraph-rsid="000d309d" style:font-size-asian="14pt" style:font-size-complex="14pt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6pt" fo:language="rue" fo:country="UA" officeooo:rsid="000d309d" officeooo:paragraph-rsid="000d309d" style:font-size-asian="16pt" style:font-size-complex="16pt"/>
    </style:style>
    <style:style style:name="P16" style:family="paragraph" style:parent-style-name="Text_20_body">
      <style:text-properties officeooo:paragraph-rsid="00127236"/>
    </style:style>
    <style:style style:name="P17" style:family="paragraph" style:parent-style-name="Text_20_body">
      <style:paragraph-properties fo:margin-left="0cm" fo:margin-right="0cm" fo:text-indent="0cm" style:auto-text-indent="false" fo:break-before="page"/>
      <style:text-properties style:font-name="Times New Roman" fo:font-size="14pt" fo:language="rue" fo:country="UA" officeooo:rsid="000d309d" officeooo:paragraph-rsid="00127236" style:font-size-asian="14pt" style:font-size-complex="14pt"/>
    </style:style>
    <style:style style:name="P18" style:family="paragraph" style:parent-style-name="Heading_20_1">
      <style:paragraph-properties fo:break-before="page"/>
      <style:text-properties officeooo:rsid="00127236" officeooo:paragraph-rsid="00127236"/>
    </style:style>
    <style:style style:name="P19" style:family="paragraph" style:parent-style-name="Heading_20_1">
      <style:paragraph-properties fo:break-before="page"/>
      <style:text-properties officeooo:paragraph-rsid="00127236"/>
    </style:style>
    <style:style style:name="P20" style:family="paragraph" style:parent-style-name="Heading_20_1" style:master-page-name="Endnote">
      <style:paragraph-properties style:page-number="auto"/>
      <style:text-properties officeooo:rsid="00127236" officeooo:paragraph-rsid="00127236"/>
    </style:style>
    <style:style style:name="P21" style:family="paragraph" style:parent-style-name="Header">
      <style:paragraph-properties fo:text-align="end" style:justify-single-word="false"/>
    </style:style>
    <style:style style:name="P22" style:family="paragraph" style:parent-style-name="Contents_20_Heading">
      <style:paragraph-properties fo:break-before="page"/>
      <style:text-properties officeooo:paragraph-rsid="001442d7"/>
    </style:style>
    <style:style style:name="P2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1442d7"/>
    </style:style>
    <style:style style:name="T1" style:family="text">
      <style:text-properties officeooo:rsid="000da2a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27236"/>
    </style:style>
    <style:style style:name="Sect1" style:family="section">
      <style:section-properties text:dont-balance-text-columns="false" style:editable="false">
        <style:columns fo:column-count="2">
          <style:column style:rel-width="4879*" fo:start-indent="0cm" fo:end-indent="0cm"/>
          <style:column style:rel-width="4759*" fo:start-indent="0cm" fo:end-indent="0cm"/>
        </style:columns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IНIСТЕРСТВО ОСВIТИ I НАУКИ УКРАЇНИ</text:p>
      <text:p text:style-name="P1">НАЦIОНАЛЬНИЙ ТЕХНIЧНИЙ УНIВЕРСИТЕТ УКРАЇНИ</text:p>
      <text:p text:style-name="P7"><text:span text:style-name="T2">«КИЇВСЬКИЙ ПОЛIТЕХНIЧНИЙ IНСТИТУТ»</text:span></text:p>
      <text:p text:style-name="P3">Кафедра прикладної математ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СИСТЕМИ ЛІНІЙНИХ АЛГЕБРАЇЧНИХ РІВНЯНЬ</text:p>
      <text:p text:style-name="P4"/>
      <text:p text:style-name="P5">Звiт iз лабораторної роботи №1</text:p>
      <text:p text:style-name="P5">з дисциплiни:</text:p>
      <text:p text:style-name="P5">«<text:span text:style-name="T1">Програмне забезпечення ЕОМ</text:span>»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10"/>
      <text:section text:style-name="Sect1" text:name="Section1">
        <text:p text:style-name="P13">Виконав: МОСКАЛЬ О. М.</text:p>
        <text:p text:style-name="P10">Група: КМ-23</text:p>
        <text:p text:style-name="P11">Керiвник:</text:p>
        <text:p text:style-name="P11"><text:span text:style-name="T1">КОВАЛЬЧУК-ХИМЮК</text:span> <text:span text:style-name="T1">Л</text:span>.<text:span text:style-name="T1">О</text:span>.</text:p>
      </text:section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— 2015</text:p>
      <text:p text:style-name="P14"/>
      <text:h text:style-name="P19" text:outline-level="1"><text:bookmark-start text:name="__RefHeading___Toc114_1634716093"/><text:span text:style-name="T3">вступ</text:span><text:bookmark-end text:name="__RefHeading___Toc114_1634716093"/></text:h>
      <text:table-of-content text:style-name="Sect2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P22">ЗМІСТ</text:p>
          </text:index-title>
          <text:p text:style-name="P24"><text:a xlink:type="simple" xlink:href="#__RefHeading___Toc114_1634716093" text:style-name="Index_20_Link" text:visited-style-name="Index_20_Link">вступ<text:tab/>3</text:a></text:p>
          <text:p text:style-name="P23"><text:a xlink:type="simple" xlink:href="#__RefHeading___Toc116_1634716093" text:style-name="Index_20_Link" text:visited-style-name="Index_20_Link">висновок<text:tab/>5</text:a></text:p>
          <text:p text:style-name="P23"><text:a xlink:type="simple" xlink:href="#__RefHeading___Toc118_1634716093" text:style-name="Index_20_Link" text:visited-style-name="Index_20_Link">Додаток а<text:tab/>6</text:a></text:p>
        </text:index-body>
      </text:table-of-content>
      <text:p text:style-name="P16"/>
      <text:h text:style-name="P20" text:outline-level="1"><text:bookmark-start text:name="__RefHeading___Toc116_1634716093"/>висновок<text:bookmark-end text:name="__RefHeading___Toc116_1634716093"/></text:h>
      <text:h text:style-name="P18" text:outline-level="1"><text:bookmark-start text:name="__RefHeading___Toc118_1634716093"/>Додаток а<text:bookmark-end text:name="__RefHeading___Toc118_163471609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style:font-name="Times New Roman1" fo:font-family="'Times New Roman'" style:font-style-name="Regular" style:font-family-generic="roman" style:font-pitch="variable" fo:font-size="14pt" fo:language="uk" fo:country="UA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auto-update="true" style:class="index" style:master-page-name="">
      <style:graphic-properties draw:fill-image-width="0cm" draw:fill-image-height="0cm"/>
      <style:paragraph-properties style:page-number="auto" style:shadow="none" text:number-lines="false" text:line-number="0">
        <style:tab-stops/>
      </style:paragraph-properties>
      <style:text-properties fo:text-transform="uppercase" style:font-name="Times New Roman1" fo:font-family="'Times New Roman'" style:font-style-name="Regular" style:font-family-generic="roman" style:font-pitch="variable" fo:font-size="14pt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Times New Roman1" fo:font-family="'Times New Roman'" style:font-style-name="Regular" style:font-family-generic="roman" style:font-pitch="variable" fo:font-size="14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-image-width="0cm" draw:fill-image-height="0cm"/>
      <style:paragraph-properties fo:margin-left="0cm" fo:margin-right="0cm" fo:margin-top="0.353cm" fo:margin-bottom="0.212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style:font-name="Times New Roman1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auto-update="true" style:class="index" style:master-page-name="">
      <style:paragraph-properties fo:margin-left="0cm" fo:margin-right="0cm" fo:margin-top="0.42cm" fo:margin-bottom="0.499cm" loext:contextual-spacing="false" fo:line-height="150%" fo:text-align="center" style:justify-single-word="false" fo:text-indent="0cm" style:auto-text-indent="false" style:page-number="auto" style:shadow="none" text:number-lines="false" text:line-number="0"/>
      <style:text-properties style:font-name="Times New Roman1" fo:font-family="'Times New Roman'" style:font-style-name="Regular" style:font-family-generic="roman" style:font-pitch="variable" fo:font-size="14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22:38.049212588</meta:creation-date>
    <dc:date>2015-09-13T23:00:19.188115331</dc:date>
    <meta:editing-duration>PT37M38S</meta:editing-duration>
    <meta:editing-cycles>7</meta:editing-cycles>
    <meta:generator>LibreOffice/4.4.2.2$Linux_x86 LibreOffice_project/c4c7d32d0d49397cad38d62472b0bc8acff48dd6</meta:generator>
    <meta:document-statistic meta:table-count="0" meta:image-count="0" meta:object-count="0" meta:page-count="6" meta:paragraph-count="21" meta:word-count="53" meta:character-count="378" meta:non-whitespace-character-count="345"/>
  </office:meta>
</office:document-meta>
</file>